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{</text:p>
      <text:p text:style-name="P1"><text:s text:c="2"/>"$schema": "https://railway.app/railway.schema.json",</text:p>
      <text:p text:style-name="P1"><text:s text:c="2"/>"build": {</text:p>
      <text:p text:style-name="P1"><text:s text:c="4"/>"builder": "nixpacks"</text:p>
      <text:p text:style-name="P1"><text:s text:c="2"/>},</text:p>
      <text:p text:style-name="P1"><text:s text:c="2"/>"deploy": {</text:p>
      <text:p text:style-name="P1"><text:s text:c="4"/>"startCommand": "python bot.py",</text:p>
      <text:p text:style-name="P1"><text:s text:c="4"/>"restartPolicyType": "always"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